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2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4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5" style:family="paragraph" style:parent-style-name="Standard">
      <style:text-properties officeooo:rsid="0010867c" officeooo:paragraph-rsid="0010867c"/>
    </style:style>
    <style:style style:name="P6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7" style:family="paragraph" style:parent-style-name="Standard">
      <style:text-properties fo:color="#d4d4d4" loext:opacity="100%" style:font-name="Roboto Mono,monospace" fo:font-size="10.5pt" fo:font-weight="normal" officeooo:rsid="0010867c" officeooo:paragraph-rsid="0010867c" fo:background-color="#1e1e1e"/>
    </style:style>
    <style:style style:name="P8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9" style:family="paragraph" style:parent-style-name="Standard">
      <style:paragraph-properties style:line-height-at-least="0.503cm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color="#ff79c6" loext:opacity="100%"/>
    </style:style>
    <style:style style:name="T3" style:family="text">
      <style:text-properties fo:color="#50fa7b" loext:opacity="100%"/>
    </style:style>
    <style:style style:name="T4" style:family="text">
      <style:text-properties fo:color="#ffffff" loext:opacity="100%"/>
    </style:style>
    <style:style style:name="T5" style:family="text">
      <style:text-properties fo:color="#ffb86c" loext:opacity="100%"/>
    </style:style>
    <style:style style:name="T6" style:family="text">
      <style:text-properties fo:color="#bd93f9" loext:opacity="100%"/>
    </style:style>
    <style:style style:name="T7" style:family="text">
      <style:text-properties fo:color="#f1fa8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actors</text:p>
      <text:p text:style-name="P4">Send Feedback</text:p>
      <text:h text:style-name="P1" text:outline-level="5"><text:bookmark text:name="write-a-program-that-takes-a-number-as-input-and-prints-all-its-factors-if-the-number-has-only-two-factors-1-and-the-number-itself-then-the-program-should-print-1"/>Write a program that takes a number as input and prints all its factors. If the number has only two factors (1 and the number itself), then the program should print -1.</text:h>
      <text:h text:style-name="P1" text:outline-level="5"><text:bookmark text:name="input-format"/>Input Format :</text:h>
      <text:p text:style-name="P2"><text:span text:style-name="Source_20_Text"><text:span text:style-name="T1">A single integer, n</text:span></text:span></text:p>
      <text:h text:style-name="P1" text:outline-level="5"><text:bookmark text:name="output-format"/>Output Format :</text:h>
      <text:p text:style-name="P2"><text:span text:style-name="Source_20_Text"><text:span text:style-name="T1">All the factors of n excluding 1 and the number itself</text:span></text:span></text:p>
      <text:h text:style-name="P1" text:outline-level="5"><text:bookmark text:name="constraints"/>Constraints :</text:h>
      <text:p text:style-name="P2"><text:span text:style-name="Source_20_Text"><text:span text:style-name="T1">0 &lt;= n &lt;= 10,000</text:span></text:span></text:p>
      <text:h text:style-name="P1" text:outline-level="5">Sample Input 1 :</text:h>
      <text:p text:style-name="P2"><text:span text:style-name="Source_20_Text"><text:span text:style-name="T1">8</text:span></text:span></text:p>
      <text:h text:style-name="P1" text:outline-level="5">Sample Output 1 :</text:h>
      <text:p text:style-name="P2"><text:span text:style-name="Source_20_Text"><text:span text:style-name="T1">2 4</text:span></text:span></text:p>
      <text:h text:style-name="P1" text:outline-level="5">Sample Input 2 :</text:h>
      <text:p text:style-name="P2"><text:span text:style-name="Source_20_Text"><text:span text:style-name="T1">11</text:span></text:span></text:p>
      <text:h text:style-name="P1" text:outline-level="5">Sample Output 2 :</text:h>
      <text:p text:style-name="P2"><text:span text:style-name="Source_20_Text"><text:span text:style-name="T1">-1</text:span></text:span></text:p>
      <text:h text:style-name="P1" text:outline-level="5">Explanation of Sample Output 2 :</text:h>
      <text:p text:style-name="P2"><text:span text:style-name="Source_20_Text"><text:span text:style-name="T1">11 is a prime number having factors 1 and 11 so that output will be -1.</text:span></text:span></text:p>
      <text:p text:style-name="Standard"/>
      <text:p text:style-name="Standard"/>
      <text:p text:style-name="Standard"/>
      <text:p text:style-name="P5">Answer:--</text:p>
      <text:p text:style-name="P5"/>
      <text:p text:style-name="P7"><text:span text:style-name="T2">import</text:span> <text:span text:style-name="T3">java</text:span><text:span text:style-name="T4">.</text:span><text:span text:style-name="T3">util</text:span><text:span text:style-name="T4">.</text:span><text:span text:style-name="T3">Scanner</text:span><text:span text:style-name="T4">;</text:span></text:p>
      <text:p text:style-name="P6"><text:span text:style-name="T2">public</text:span> <text:span text:style-name="T2">class</text:span> <text:span text:style-name="T3">Solution</text:span> <text:span text:style-name="T4">{</text:span></text:p>
      <text:p text:style-name="P6"><text:span text:style-name="T2">public</text:span> <text:span text:style-name="T2">static</text:span> <text:span text:style-name="T5">void</text:span> <text:span text:style-name="T3">main</text:span><text:span text:style-name="T4">(</text:span><text:span text:style-name="T3">String</text:span><text:span text:style-name="T4">[]</text:span> <text:span text:style-name="T3">args</text:span><text:span text:style-name="T4">)</text:span> <text:span text:style-name="T4">{</text:span></text:p>
      <text:p text:style-name="P6"><text:span text:style-name="T3">Scanner</text:span> <text:span text:style-name="T3">sc</text:span> <text:span text:style-name="T4">=</text:span> <text:span text:style-name="T2">new</text:span> <text:span text:style-name="T3">Scanner</text:span><text:span text:style-name="T4">(</text:span><text:span text:style-name="T3">System</text:span><text:span text:style-name="T4">.</text:span><text:span text:style-name="T3">in</text:span><text:span text:style-name="T4">);</text:span></text:p>
      <text:p text:style-name="P6"><text:span text:style-name="T5">int</text:span> <text:span text:style-name="T3">n</text:span> <text:span text:style-name="T4">=</text:span> <text:span text:style-name="T3">sc</text:span><text:span text:style-name="T4">.</text:span><text:span text:style-name="T3">nextInt</text:span><text:span text:style-name="T4">();</text:span></text:p>
      <text:p text:style-name="P6"><text:span text:style-name="T2">boolean</text:span> <text:span text:style-name="T3">isPrime</text:span> <text:span text:style-name="T4">=</text:span> <text:span text:style-name="T2">true</text:span><text:span text:style-name="T4">;</text:span></text:p>
      <text:p text:style-name="P9"/>
      <text:p text:style-name="P6"><text:span text:style-name="T2">if</text:span> <text:span text:style-name="T4">(</text:span><text:span text:style-name="T3">n</text:span> <text:span text:style-name="T4">&lt;=</text:span> <text:span text:style-name="T6">1</text:span><text:span text:style-name="T4">)</text:span> <text:span text:style-name="T4">{</text:span></text:p>
      <text:p text:style-name="P6"><text:span text:style-name="T3">isPrime</text:span> <text:span text:style-name="T4">=</text:span> <text:span text:style-name="T2">false</text:span><text:span text:style-name="T4">;</text:span></text:p>
      <text:p text:style-name="P8">}</text:p>
      <text:p text:style-name="P9"/>
      <text:p text:style-name="P6"><text:span text:style-name="T2">for</text:span> <text:span text:style-name="T4">(</text:span><text:span text:style-name="T5">int</text:span> <text:span text:style-name="T3">i</text:span> <text:span text:style-name="T4">=</text:span> <text:span text:style-name="T6">2</text:span><text:span text:style-name="T4">;</text:span> <text:span text:style-name="T3">i</text:span> <text:span text:style-name="T4">&lt;</text:span> <text:span text:style-name="T3">n</text:span><text:span text:style-name="T4">;</text:span> <text:span text:style-name="T3">i</text:span><text:span text:style-name="T4">++)</text:span> <text:span text:style-name="T4">{</text:span></text:p>
      <text:p text:style-name="P6"><text:span text:style-name="T2">if</text:span> <text:span text:style-name="T4">(</text:span><text:span text:style-name="T3">n</text:span> <text:span text:style-name="T4">%</text:span> <text:span text:style-name="T3">i</text:span> <text:span text:style-name="T4">==</text:span> <text:span text:style-name="T6">0</text:span><text:span text:style-name="T4">)</text:span> <text:span text:style-name="T4">{</text:span></text:p>
      <text:p text:style-name="P6"><text:span text:style-name="T3">isPrime</text:span> <text:span text:style-name="T4">=</text:span> <text:span text:style-name="T2">false</text:span><text:span text:style-name="T4">;</text:span></text:p>
      <text:p text:style-name="P6"><text:span text:style-name="T2">if</text:span> <text:span text:style-name="T4">(</text:span><text:span text:style-name="T3">i</text:span> <text:span text:style-name="T4">!=</text:span> <text:span text:style-name="T6">1</text:span> <text:span text:style-name="T4">&amp;&amp;</text:span> <text:span text:style-name="T3">i</text:span> <text:span text:style-name="T4">!=</text:span> <text:span text:style-name="T3">n</text:span><text:span text:style-name="T4">)</text:span> <text:span text:style-name="T4">{</text:span></text:p>
      <text:p text:style-name="P6"><text:span text:style-name="T3">System</text:span><text:span text:style-name="T4">.</text:span><text:span text:style-name="T3">out</text:span><text:span text:style-name="T4">.</text:span><text:span text:style-name="T3">print</text:span><text:span text:style-name="T4">(</text:span><text:span text:style-name="T3">i</text:span> <text:span text:style-name="T4">+</text:span> <text:span text:style-name="T7">" "</text:span><text:span text:style-name="T4">);</text:span></text:p>
      <text:p text:style-name="P8">}</text:p>
      <text:p text:style-name="P8">}</text:p>
      <text:p text:style-name="P8">}</text:p>
      <text:p text:style-name="P9"/>
      <text:p text:style-name="P6"><text:span text:style-name="T2">if</text:span> <text:span text:style-name="T4">(</text:span><text:span text:style-name="T3">isPrime</text:span><text:span text:style-name="T4">)</text:span> <text:span text:style-name="T4">{</text:span></text:p>
      <text:p text:style-name="P6"><text:span text:style-name="T3">System</text:span><text:span text:style-name="T4">.</text:span><text:span text:style-name="T3">out</text:span><text:span text:style-name="T4">.</text:span><text:span text:style-name="T3">println</text:span><text:span text:style-name="T4">(-</text:span><text:span text:style-name="T6">1</text:span><text:span text:style-name="T4">);</text:span></text:p>
      <text:p text:style-name="P8">}</text:p>
      <text:p text:style-name="P8">}</text:p>
      <text:p text:style-name="P8">}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54:19.084951871</meta:creation-date>
    <dc:date>2023-07-08T09:55:11.606631966</dc:date>
    <meta:editing-duration>PT54S</meta:editing-duration>
    <meta:editing-cycles>1</meta:editing-cycles>
    <meta:document-statistic meta:table-count="0" meta:image-count="0" meta:object-count="0" meta:page-count="1" meta:paragraph-count="42" meta:word-count="184" meta:character-count="857" meta:non-whitespace-character-count="715"/>
    <meta:generator>LibreOffice/7.3.7.2$Linux_X86_64 LibreOffice_project/30$Build-2</meta:generator>
  </office:meta>
</office:document-meta>
</file>